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papier Damian Goedhart</text:span></text:p>
      <text:p text:style-name="P1"><text:span text:style-name="T1">NIET VERGETEN HANDTEKENINGEN</text:span></text:p>
      <text:p text:style-name="P1"><text:span text:style-name="T2"/></text:p>
      <text:p text:style-name="P1"><text:span text:style-name="T3">Maak een Programma van Eisen (PvE)</text:span></text:p>
      <text:p text:style-name="P1"><text:span text:style-name="T3">1. Vul het sjabloon PvE in.</text:span></text:p>
      <text:p text:style-name="P1"><text:span text:style-name="T3">2. Noteer alle eisen uit het gesprek en uit de documentatie (ongeveer 15).</text:span></text:p>
      <text:p text:style-name="P1"><text:span text:style-name="T3">4. Vul het sjabloon volledig in.</text:span></text:p>
      <text:p text:style-name="P1"><text:span text:style-name="T3">5. Noteer URL’s van gebruikte bronnen</text:span></text:p>
      <text:p text:style-name="P1"><text:span text:style-name="T4">6. Maak een vakje voor de handtekening voor goedkeuring (staat niet op het sjabloon).</text:span></text:p>
      <text:p text:style-name="P1"><text:span text:style-name="T5"/></text:p>
      <text:p text:style-name="P1"><text:span text:style-name="T5"/></text:p>
      <text:p text:style-name="P1"><text:span text:style-name="T6">Opdracht 2</text:span></text:p>
      <text:p text:style-name="P1"><text:span text:style-name="T6">Maak een Planning</text:span></text:p>
      <text:p text:style-name="P1"><text:span text:style-name="T6">Vul het sjabloon projectplan versie 2 in.</text:span></text:p>
      <text:p text:style-name="P1"><text:span text:style-name="T6">1. Benoem in de inleiding de ontwikkelmethode = Watervalmethode</text:span></text:p>
      <text:p text:style-name="P1"><text:span text:style-name="T6">1. Noteer de doelstellingen</text:span></text:p>
      <text:p text:style-name="P1"><text:span text:style-name="T6">2. Beschrijf alle werkzaamheden door het schema in te vullen:</text:span></text:p>
      <text:p text:style-name="P1"><text:span text:style-name="T6">a. Klantgesprek</text:span></text:p>
      <text:p text:style-name="P1"><text:span text:style-name="T6">b. Maken Programma van Eisen</text:span></text:p>
      <text:p text:style-name="P1"><text:span text:style-name="T6">c. Maken planning (Plan van Aanpak)</text:span></text:p>
      <text:p text:style-name="P1"><text:span text:style-name="T6">d. Functionaliteiten beschrijven (functioneel ontwerp)</text:span></text:p>
      <text:p text:style-name="P1"><text:span text:style-name="T6">e. Wireframes (functioneel ontwerp)</text:span></text:p>
      <text:p text:style-name="P1"><text:span text:style-name="T6">f. Navigatiestructuur / sitemap (functioneel ontwerp)</text:span></text:p>
      <text:p text:style-name="P1"><text:span text:style-name="T6">g. Technische specificaties (technisch ontwerp)</text:span></text:p>
      <text:p text:style-name="P1"><text:span text:style-name="T6">h. ERD’s (technisch ontwerp)</text:span></text:p>
      <text:p text:style-name="P1"><text:span text:style-name="T6">i. Datamodel (technisch ontwerp)</text:span></text:p>
      <text:p text:style-name="P1"><text:span text:style-name="T6">j. Beschrijven ontwikkelomgeving</text:span></text:p>
      <text:p text:style-name="P1"><text:span text:style-name="T6">k. Installeren en configureren ontwikkelomgeving</text:span></text:p>
      <text:p text:style-name="P1"><text:span text:style-name="T7">3. Vraag om goedkeuring met een handtekeningvakje.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>Opdracht 3</text:span></text:p>
      <text:p text:style-name="P1"><text:span text:style-name="T9">Maak een Functioneel Ontwerp</text:span></text:p>
      <text:p text:style-name="P1"><text:span text:style-name="T9">1. Inleiding</text:span></text:p>
      <text:p text:style-name="P1"><text:span text:style-name="T9">Leg uit wat het FO voor een soort document is.</text:span></text:p>
      <text:p text:style-name="P1"><text:span text:style-name="T9">2. Betrokkenen</text:span></text:p>
      <text:p text:style-name="P1"><text:span text:style-name="T9">Vertel wie de betrokkenen zijn. (De klant en jij, misschien nog meer mensen)</text:span></text:p>
      <text:p text:style-name="P1"><text:span text:style-name="T9">3. Functionaliteiten</text:span></text:p>
      <text:p text:style-name="P1"><text:span text:style-name="T9">Geef een opsomming van de benodigde functionaliteiten (wat moet gebeuren?)</text:span></text:p>
      <text:p text:style-name="P1"><text:span text:style-name="T9">4. Navigatiestructuur</text:span></text:p>
      <text:p text:style-name="P1"><text:span text:style-name="T9">Maak een navigatieschema (waar vind je de functionaliteiten terug?)</text:span></text:p>
      <text:p text:style-name="P1"><text:span text:style-name="T9">5. Informatiebehoefte</text:span></text:p>
      <text:p text:style-name="P1"><text:span text:style-name="T9">Kijk naar de functionaliteiten en noteer welke informatiebehoefte er is.</text:span></text:p>
      <text:p text:style-name="P1"><text:span text:style-name="T9">Wie heeft de informatie nodig, welke informatie en waarom (userstory)</text:span></text:p>
      <text:p text:style-name="P1"><text:span text:style-name="T9">6. Werkwijze</text:span></text:p>
      <text:p text:style-name="P1"><text:span text:style-name="T9">Bla, bla, bla, chocoladevla</text:span></text:p>
      <text:p text:style-name="P1"><text:span text:style-name="T9">7. Maak een logisch datamodel</text:span></text:p>
      <text:p text:style-name="P1"><text:span text:style-name="T9">Klassendiagram</text:span></text:p>
      <text:p text:style-name="P1"><text:span text:style-name="T10">8. Vraag om goedkeuring met een handtekeningvakje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Opdracht 4</text:span></text:p>
      <text:p text:style-name="P1"><text:span text:style-name="T12">Maak een Technisch Ontwerp</text:span></text:p>
      <text:p text:style-name="P1"><text:span text:style-name="T12">1. Technische specificaties</text:span></text:p>
      <text:p text:style-name="P1"><text:span text:style-name="T12">a. Schermlayouts</text:span></text:p>
      <text:p text:style-name="P1"><text:span text:style-name="T12">Maak de wireframes (voor formulieren(=invoerschermen) en voor overzichten)</text:span></text:p>
      <text:p text:style-name="P1"><text:span text:style-name="T12">b. Functionaliteiten met MoSCoW</text:span></text:p>
      <text:p text:style-name="P1"><text:span text:style-name="T12">2. Relationeel datamodel</text:span></text:p>
      <text:p text:style-name="P1"><text:span text:style-name="T12">a. Technisch datamodel</text:span></text:p>
      <text:p text:style-name="P1"><text:span text:style-name="T12">ERD’s</text:span></text:p>
      <text:p text:style-name="P1"><text:span text:style-name="T12">Tabelnamen, kolommen, primairy keys, secundairy keys, relaties, 1 op n óf 1 op 1,</text:span></text:p>
      <text:p text:style-name="P1"><text:span text:style-name="T12">géén n op m relaties!</text:span></text:p>
      <text:p text:style-name="P1"><text:span text:style-name="T12">b. Datadictionary</text:span></text:p>
      <text:p text:style-name="P1"><text:span text:style-name="T12">Tabelnamen, kolomnamen, datatype, kolomgrootte, primary key, secondairy key, uitleg over de inhoud van een kolom.</text:span></text:p>
      <text:p text:style-name="P1"><text:span text:style-name="T13">3. Maak een handtekeningvakje voor goedkeuring van de opdrachtgever.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5">Opdracht 5</text:span></text:p>
      <text:p text:style-name="P1"><text:span text:style-name="T15">Maak de ontwikkelomgeving</text:span></text:p>
      <text:p text:style-name="P1"><text:span text:style-name="T15">1. Je krijgt een virtuele machine, die start je</text:span></text:p>
      <text:p text:style-name="P1"><text:span text:style-name="T15">2. Installeer xampp daarop</text:span></text:p>
      <text:p text:style-name="P1"><text:span text:style-name="T15">3. Installer een editor bv. Notepad++, Visual Studio, PHPstorm</text:span></text:p>
      <text:p text:style-name="P1"><text:span text:style-name="T15">4. Pas het index.php bestand van xampp aan.</text:span></text:p>
      <text:p text:style-name="P1"><text:span text:style-name="T15">5. Kopieer alle programma’s naar htdocs</text:span></text:p>
      <text:p text:style-name="P1"><text:span text:style-name="T15">6. Exporteer de database van de fysieke machine</text:span></text:p>
      <text:p text:style-name="P1"><text:span text:style-name="T15">7. Importeer de database op de virtuele machine</text:span></text:p>
      <text:p text:style-name="P1"><text:span text:style-name="T15">8. Test de werking van de virtuele machine</text:span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  <text:p text:style-name="P1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